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 style:font-pitch="variable"/>
    <style:font-face style:name="Calibri" svg:font-family="Calibri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7.1875in" fo:margin-left="-0.075in" fo:margin-top="0in" fo:margin-bottom="0in" table:align="left" style:writing-mode="lr-tb"/>
    </style:style>
    <style:style style:name="Table1.A" style:family="table-column">
      <style:table-column-properties style:column-width="2.1438in"/>
    </style:style>
    <style:style style:name="Table1.B" style:family="table-column">
      <style:table-column-properties style:column-width="5.043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.7" style:family="table-row">
      <style:table-row-properties style:min-row-height="1.4611in" fo:keep-together="auto"/>
    </style:style>
    <style:style style:name="P1" style:family="paragraph" style:parent-style-name="Standard">
      <style:paragraph-properties fo:margin-top="0in" fo:margin-bottom="0.139in" loext:contextual-spacing="false" fo:line-height="100%"/>
    </style:style>
    <style:style style:name="P2" style:family="paragraph" style:parent-style-name="Standard">
      <style:paragraph-properties fo:margin-top="0in" fo:margin-bottom="0.0598in" loext:contextual-spacing="false" fo:line-height="100%" fo:text-align="center" style:justify-single-word="false"/>
      <style:text-properties fo:font-size="12pt" fo:font-weight="bold" style:font-size-asian="12pt" style:language-asian="en" style:country-asian="US" style:font-weight-asian="bold" style:font-size-complex="12pt" style:font-weight-complex="bold"/>
    </style:style>
    <style:style style:name="P3" style:family="paragraph" style:parent-style-name="Standard">
      <style:paragraph-properties fo:margin-top="0in" fo:margin-bottom="0.0598in" loext:contextual-spacing="false" fo:line-height="100%" fo:text-align="center" style:justify-single-word="false"/>
      <style:text-properties style:font-name="Cantarell" fo:font-size="12pt" fo:font-weight="bold" style:font-size-asian="12pt" style:language-asian="en" style:country-asian="US" style:font-weight-asian="bold" style:font-size-complex="12pt" style:font-weight-complex="bold"/>
    </style:style>
    <style:style style:name="P4" style:family="paragraph" style:parent-style-name="Standard">
      <style:paragraph-properties fo:margin-top="0in" fo:margin-bottom="0.0201in" loext:contextual-spacing="false" fo:line-height="100%"/>
    </style:style>
    <style:style style:name="P5" style:family="paragraph" style:parent-style-name="Standard">
      <style:paragraph-properties fo:margin-top="0in" fo:margin-bottom="0.0201in" loext:contextual-spacing="false" fo:line-height="100%"/>
      <style:text-properties style:font-name="Cantarell" fo:font-size="11pt" style:font-size-asian="11pt" style:language-asian="en" style:country-asian="US" style:font-size-complex="11pt"/>
    </style:style>
    <style:style style:name="P6" style:family="paragraph" style:parent-style-name="Standard">
      <style:paragraph-properties fo:margin-top="0.0398in" fo:margin-bottom="0.0598in" loext:contextual-spacing="false" fo:line-height="100%"/>
      <style:text-properties style:font-name="Cantarell"/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officeooo:paragraph-rsid="0012b2c3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paragraph-rsid="001563fc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Cantarell" fo:font-size="11pt" fo:language="en" fo:country="US" style:font-size-asian="11pt" style:language-asian="zh" style:country-asian="CN" style:font-size-complex="11pt" style:language-complex="hi" style:country-complex="IN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Cantarell" fo:font-size="11pt" fo:language="en" fo:country="US" officeooo:paragraph-rsid="0012b2c3" style:font-size-asian="11pt" style:language-asian="zh" style:country-asian="CN" style:font-size-complex="11pt" style:language-complex="hi" style:country-complex="IN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Cantarell" fo:font-size="11pt" fo:language="en" fo:country="US" fo:font-weight="bold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Cantarell" fo:font-size="11pt" fo:language="en" fo:country="US" fo:font-style="italic" style:text-underline-style="none" style:font-size-asian="11pt" style:language-asian="en" style:country-asian="US" style:font-style-asian="italic" style:font-size-complex="11pt" style:language-complex="hi" style:country-complex="IN" style:font-style-complex="italic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Cantarell" fo:font-size="11pt" style:font-size-asian="11pt" style:language-asian="zh" style:country-asian="CN" style:font-size-complex="11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Cantarell" fo:font-size="11pt" style:font-size-asian="11pt" style:font-size-complex="11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Cantarell" fo:font-size="11pt" fo:font-style="italic" fo:font-weight="normal" officeooo:rsid="00121b37" officeooo:paragraph-rsid="00121b37" style:font-size-asian="11pt" style:language-asian="zh" style:country-asian="CN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Cantarell" fo:font-size="11pt" fo:font-style="italic" fo:font-weight="normal" officeooo:rsid="00121b37" officeooo:paragraph-rsid="00121b37" style:font-size-asian="11pt" style:language-asian="zh" style:country-asian="CN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Cantarell" fo:font-size="11pt" fo:font-style="italic" style:font-size-asian="11pt" style:language-asian="zh" style:country-asian="CN" style:font-style-asian="italic" style:font-size-complex="11pt" style:font-style-complex="italic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Cantarell" fo:font-size="11pt" fo:font-weight="bold" officeooo:rsid="00121b37" officeooo:paragraph-rsid="00121b37" style:font-size-asian="11pt" style:language-asian="zh" style:country-asian="CN" style:font-weight-asian="bold" style:font-size-complex="11pt" style:font-weight-complex="bold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Cantarell" fo:font-size="11pt" fo:font-weight="bold" style:font-size-asian="11pt" style:language-asian="zh" style:country-asian="CN" style:font-weight-asian="bold" style:font-size-complex="11pt" style:font-weight-complex="bold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="Cantarell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Cantarell1" fo:font-size="11pt" fo:language="en" fo:country="US" fo:font-style="italic" officeooo:rsid="001563fc" officeooo:paragraph-rsid="001563fc" style:font-size-asian="11pt" style:font-style-asian="italic" style:font-size-complex="11pt" style:language-complex="hi" style:country-complex="IN" style:font-style-complex="italic"/>
    </style:style>
    <style:style style:name="P2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Cantarell1" fo:font-size="11pt" fo:language="en" fo:country="US" fo:font-style="italic" officeooo:paragraph-rsid="001563fc" style:font-size-asian="11pt" style:font-style-asian="italic" style:font-size-complex="11pt" style:language-complex="hi" style:country-complex="IN" style:font-style-complex="italic"/>
    </style:style>
    <style:style style:name="P2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Cantarell1" fo:font-size="11pt" fo:language="en" fo:country="US" fo:font-style="italic" style:font-size-asian="11pt" style:language-asian="en" style:country-asian="US" style:font-style-asian="italic" style:font-size-complex="11pt" style:language-complex="hi" style:country-complex="IN" style:font-style-complex="italic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Cantarell1" fo:font-size="11pt" fo:language="en" fo:country="US" style:font-size-asian="11pt" style:font-size-complex="11pt" style:language-complex="hi" style:country-complex="IN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style:font-name="Cantarell1"/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Cantarell" fo:language="en" fo:country="US" style:language-complex="hi" style:country-complex="IN"/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Cantarell" fo:font-size="11pt" fo:language="en" fo:country="US" style:font-size-asian="11pt" style:font-size-complex="11pt" style:language-complex="hi" style:country-complex="IN"/>
    </style:style>
    <style:style style:name="P29" style:family="paragraph" style:parent-style-name="Heading_20_1">
      <style:paragraph-properties fo:margin-top="0in" fo:margin-bottom="0in" loext:contextual-spacing="false" fo:line-height="100%"/>
      <style:text-properties fo:font-variant="normal" fo:text-transform="none" fo:color="#000000" style:font-name="Cantarell" fo:font-size="11pt" fo:letter-spacing="normal" fo:font-style="normal" fo:font-weight="bold" officeooo:rsid="00121b37" officeooo:paragraph-rsid="00121b37" style:font-size-asian="11pt" style:language-asian="zh" style:country-asian="CN" style:font-weight-asian="bold" style:font-size-complex="11pt" style:font-weight-complex="bold"/>
    </style:style>
    <style:style style:name="P30" style:family="paragraph" style:parent-style-name="Standard" style:master-page-name="Standard">
      <style:paragraph-properties fo:margin-top="0in" fo:margin-bottom="0.0598in" loext:contextual-spacing="false" fo:line-height="100%" fo:text-align="center" style:justify-single-word="false" style:page-number="auto"/>
    </style:style>
    <style:style style:name="T1" style:family="text">
      <style:text-properties style:font-name="Cantarell" fo:font-size="14pt" fo:font-weight="bold" style:font-size-asian="14pt" style:language-asian="en" style:country-asian="US" style:font-weight-asian="bold" style:font-size-complex="14pt" style:font-weight-complex="bold"/>
    </style:style>
    <style:style style:name="T2" style:family="text">
      <style:text-properties style:font-name="Cantarell" fo:font-size="14pt" style:rfc-language-tag="x-none" fo:font-weight="bold" style:font-size-asian="14pt" style:rfc-language-tag-asian="x-none" style:font-weight-asian="bold" style:font-size-complex="14pt" style:rfc-language-tag-complex="x-none" style:font-weight-complex="bold"/>
    </style:style>
    <style:style style:name="T3" style:family="text">
      <style:text-properties style:font-name="Cantarell" fo:font-size="11pt" style:font-size-asian="11pt" style:language-asian="en" style:country-asian="US" style:font-size-complex="11pt"/>
    </style:style>
    <style:style style:name="T4" style:family="text">
      <style:text-properties style:font-name="Cantarell" fo:font-size="11pt" officeooo:rsid="00121b37" style:font-size-asian="11pt" style:language-asian="en" style:country-asian="US" style:font-size-complex="11pt"/>
    </style:style>
    <style:style style:name="T5" style:family="text">
      <style:text-properties style:font-name="Cantarell" fo:font-size="11pt" officeooo:rsid="00258db3" style:font-size-asian="11pt" style:language-asian="en" style:country-asian="US" style:font-size-complex="11pt"/>
    </style:style>
    <style:style style:name="T6" style:family="text">
      <style:text-properties style:font-name="Cantarell" fo:font-size="11pt" style:font-size-asian="11pt" style:font-size-complex="11pt"/>
    </style:style>
    <style:style style:name="T7" style:family="text">
      <style:text-properties style:font-name="Cantarell" fo:font-size="11pt" style:font-size-asian="11pt" style:language-asian="zh" style:country-asian="CN" style:font-size-complex="11pt"/>
    </style:style>
    <style:style style:name="T8" style:family="text">
      <style:text-properties style:font-name="Cantarell" fo:font-size="11pt" fo:language="en" fo:country="US" fo:font-weight="bold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9" style:family="text">
      <style:text-properties style:font-name="Cantarell" fo:font-size="11pt" fo:language="en" fo:country="US" fo:font-weight="bold" officeooo:rsid="0012b2c3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10" style:family="text">
      <style:text-properties style:font-name="Cantarell" fo:font-size="11pt" fo:language="en" fo:country="US" style:font-size-asian="11pt" style:language-asian="zh" style:country-asian="CN" style:font-size-complex="11pt" style:language-complex="hi" style:country-complex="IN"/>
    </style:style>
    <style:style style:name="T11" style:family="text">
      <style:text-properties style:font-name="Cantarell" fo:font-size="11pt" fo:language="en" fo:country="US" officeooo:rsid="0012b2c3" style:font-size-asian="11pt" style:language-asian="zh" style:country-asian="CN" style:font-size-complex="11pt" style:language-complex="hi" style:country-complex="IN"/>
    </style:style>
    <style:style style:name="T12" style:family="text">
      <style:text-properties style:font-name="Cantarell" fo:font-size="11pt" fo:language="en" fo:country="US" officeooo:rsid="00147302" style:font-size-asian="11pt" style:language-asian="zh" style:country-asian="CN" style:font-size-complex="11pt" style:language-complex="hi" style:country-complex="IN"/>
    </style:style>
    <style:style style:name="T13" style:family="text">
      <style:text-properties style:font-name="Cantarell" fo:font-size="10.5pt" style:font-size-asian="10.5pt" style:language-asian="zh" style:country-asian="CN" style:font-size-complex="10.5pt"/>
    </style:style>
    <style:style style:name="T14" style:family="text">
      <style:text-properties fo:font-variant="normal" fo:text-transform="none" fo:color="#333333" style:font-name="Cantarell" fo:font-size="11pt" fo:letter-spacing="normal" fo:language="en" fo:country="US" fo:font-style="normal" fo:font-weight="normal" officeooo:rsid="0012b2c3" style:font-size-asian="11pt" style:language-asian="zh" style:country-asian="CN" style:font-size-complex="11pt" style:language-complex="hi" style:country-complex="IN"/>
    </style:style>
    <style:style style:name="T15" style:family="text">
      <style:text-properties style:font-name="Cantarell1"/>
    </style:style>
    <style:style style:name="T16" style:family="text">
      <style:text-properties style:font-name="Cantarell1" fo:font-size="11pt" fo:language="en" fo:country="US" fo:font-style="italic" style:font-size-asian="11pt" style:language-asian="en" style:country-asian="US" style:font-style-asian="italic" style:font-size-complex="11pt" style:language-complex="hi" style:country-complex="IN" style:font-style-complex="italic"/>
    </style:style>
    <style:style style:name="T17" style:family="text">
      <style:text-properties style:font-name="Cantarell1" fo:font-size="11pt" fo:language="en" fo:country="US" fo:font-style="italic" officeooo:rsid="001563fc" style:font-size-asian="11pt" style:language-asian="en" style:country-asian="US" style:font-style-asian="italic" style:font-size-complex="11pt" style:language-complex="hi" style:country-complex="IN" style:font-style-complex="italic"/>
    </style:style>
    <style:style style:name="T18" style:family="text">
      <style:text-properties style:font-name="Cantarell1" fo:font-size="11pt" fo:language="en" fo:country="US" style:font-size-asian="11pt" style:language-asian="en" style:country-asian="US" style:font-size-complex="11pt" style:language-complex="hi" style:country-complex="IN"/>
    </style:style>
    <style:style style:name="T19" style:family="text">
      <style:text-properties fo:font-size="11pt" fo:language="en" fo:country="US" style:font-size-asian="11pt" style:font-size-complex="11pt" style:language-complex="hi" style:country-complex="IN"/>
    </style:style>
    <style:style style:name="T20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">Viievskyi Anton</text:span><text:span text:style-name="T2"> </text:span></text:p>
      <text:p text:style-name="P3"><text:bookmark text:name="__DdeLink__113_1728794273"/><text:bookmark text:name="__DdeLink__115_1728794273"/>Django/Python developer</text:p>
      <text:p text:style-name="P2"/>
      <text:p text:style-name="P4"><text:bookmark text:name="__DdeLink__117_1728794273"/><text:span text:style-name="T3">Age: 2</text:span><text:span text:style-name="T4">8</text:span></text:p>
      <text:p text:style-name="P4"><text:bookmark text:name="__DdeLink__119_1728794273"/><text:span text:style-name="T3">City: </text:span><text:span text:style-name="T4">Lviv, </text:span><text:span text:style-name="T5">Ukraine</text:span></text:p>
      <text:p text:style-name="P5"><text:bookmark text:name="__DdeLink__121_1728794273"/>Family status: Married</text:p>
      <text:p text:style-name="P4"><text:bookmark-start text:name="__DdeLink__123_1728794273"/><text:span text:style-name="T3">e-mail, skype: </text:span><text:bookmark-end text:name="__DdeLink__123_1728794273"/><text:a xlink:type="simple" xlink:href="mailto:Viievskiy.Anton@yandex.ru" text:style-name="Internet_20_link" text:visited-style-name="Visited_20_Internet_20_Link"><text:span text:style-name="Internet_20_link"><text:span text:style-name="T6">Viievskiy.Anton@yandex.ua</text:span></text:span></text:a><text:span text:style-name="T6">, Telonor</text:span>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Education</text:p>
            <text:p text:style-name="P10"/>
          </table:table-cell>
          <table:table-cell table:style-name="Table1.A1" office:value-type="string">
            <text:p text:style-name="P13">2006 — 2011</text:p>
            <text:p text:style-name="P28"><text:bookmark text:name="__DdeLink__125_1728794273"/>Kryvyi Rih Institute of Economics, KNEU, master degree of Economic Cybernetics</text:p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12"><text:bookmark text:name="__DdeLink__127_1728794273"/>Experience</text:p>
          </table:table-cell>
          <table:table-cell table:style-name="Table1.A1" office:value-type="string">
            <text:p text:style-name="P16">08.2016 — current time</text:p>
            <text:p text:style-name="P29">Synergy Way</text:p>
            <text:p text:style-name="P19">Full Stack Python developer</text:p>
            <text:p text:style-name="P17">Backend and frontend development.</text:p>
            <text:p text:style-name="P16">08.2014 — 07.2016</text:p>
            <text:p text:style-name="P20">Outsource social network development</text:p>
            <text:p text:style-name="P20">Django/Python developer</text:p>
            <text:p text:style-name="P14">Backend and frontend development.</text:p>
            <text:p text:style-name="P18">2012 — <text:s/>08.2014</text:p>
            <text:p text:style-name="P20">сode.ua</text:p>
            <text:p text:style-name="P20">Django/Python developer <text:s text:c="3"/></text:p>
            <text:p text:style-name="P14">Backend and frontend development, here is some sites:</text:p>
            <text:p text:style-name="P7"><text:a xlink:type="simple" xlink:href="http://unm.org.ua/" text:style-name="Internet_20_link" text:visited-style-name="Visited_20_Internet_20_Link"><text:span text:style-name="Internet_20_link"><text:span text:style-name="T13">unm.org.ua</text:span></text:span></text:a></text:p>
            <text:p text:style-name="P7"><text:a xlink:type="simple" xlink:href="http://simfonia-mebel.com.ua/" text:style-name="Internet_20_link" text:visited-style-name="Visited_20_Internet_20_Link"><text:span text:style-name="Internet_20_link"><text:span text:style-name="T13">simfonia-mebel.com.ua</text:span></text:span></text:a></text:p>
            <text:p text:style-name="P7"><text:a xlink:type="simple" xlink:href="http://zelenodolsk.com.ua/" text:style-name="Internet_20_link" text:visited-style-name="Visited_20_Internet_20_Link"><text:span text:style-name="Internet_20_link"><text:span text:style-name="T13">zelenodolsk.com.ua</text:span></text:span></text:a></text:p>
            <text:p text:style-name="P7"><text:a xlink:type="simple" xlink:href="http://comp-as.com.ua/" text:style-name="Internet_20_link" text:visited-style-name="Visited_20_Internet_20_Link"><text:span text:style-name="Internet_20_link"><text:span text:style-name="T13">comp-as.com.ua</text:span></text:span></text:a></text:p>
            <text:p text:style-name="P7"><text:a xlink:type="simple" xlink:href="http://etalon-taxi.com/" text:style-name="Internet_20_link" text:visited-style-name="Visited_20_Internet_20_Link"><text:span text:style-name="Internet_20_link"><text:span text:style-name="T13">etalon-taxi.com</text:span></text:span></text:a></text:p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2"><text:bookmark text:name="__DdeLink__129_1728794273"/>Skills</text:p>
          </table:table-cell>
          <table:table-cell table:style-name="Table1.A1" office:value-type="string">
            <text:p text:style-name="P8"><text:bookmark text:name="__DdeLink__131_1728794273"/><text:span text:style-name="T9">Back End</text:span><text:span text:style-name="T11">: </text:span><text:span text:style-name="T10">Python 2.7 <text:s/>with Django framework (</text:span><text:span text:style-name="T11">1.4, </text:span><text:span text:style-name="T10">1.6</text:span><text:span text:style-name="T11">-1.10</text:span><text:span text:style-name="T10">), </text:span><text:span text:style-name="T14">Flask, SQLAlchemy, </text:span><text:span text:style-name="T10">MySQL, PostgreSQL.<text:line-break/></text:span><text:span text:style-name="T9">Front End</text:span><text:span text:style-name="T11">:</text:span><text:span text:style-name="T10"> JavaScript </text:span><text:span text:style-name="T12">include new ES features</text:span><text:span text:style-name="T10">, jQuery, Bootstrap (2,3), Skeleton, Foundation 6, SCSS, Less.</text:span></text:p>
            <text:p text:style-name="P8"><text:span text:style-name="T8">VCS</text:span><text:span text:style-name="T10">: Git, Mercurial.</text:span></text:p>
            <text:p text:style-name="P11"><text:span text:style-name="T20">OS</text:span>: Linux (Fedora).</text:p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2"><text:bookmark text:name="__DdeLink__134_1728794273"/>Training</text:p>
            <text:p text:style-name="P10"/>
          </table:table-cell>
          <table:table-cell table:style-name="Table1.A1" office:value-type="string">
            <text:p text:style-name="P22">current time</text:p>
            <text:p text:style-name="P9"><text:a xlink:type="simple" xlink:href="https://www.codewars.com/users/Telonor" text:style-name="Internet_20_link" text:visited-style-name="Visited_20_Internet_20_Link"><text:span text:style-name="Internet_20_link"><text:span text:style-name="T17">https://www.codewars.com/</text:span></text:span></text:a><text:span text:style-name="T16"> – </text:span><text:span text:style-name="T17">Python</text:span></text:p>
            <text:p text:style-name="P23">2016</text:p>
            <text:p text:style-name="P7"><text:a xlink:type="simple" xlink:href="https://htmlacademy.ru/profile/id178876" text:style-name="Internet_20_link" text:visited-style-name="Visited_20_Internet_20_Link"><text:span text:style-name="Internet_20_link"><text:span text:style-name="T18">https://htmlacademy.ru</text:span></text:span></text:a><text:span text:style-name="T18"> - HTML5/CSS3/LESS courses</text:span></text:p>
            <text:p text:style-name="P24">2014</text:p>
            <text:p text:style-name="P7"><text:a xlink:type="simple" xlink:href="https://www.codecademy.com/Telonor" text:style-name="Internet_20_link" text:visited-style-name="Visited_20_Internet_20_Link"><text:span text:style-name="Internet_20_link"><text:span text:style-name="T15">https://www.codecademy.com</text:span></text:span></text:a><text:span text:style-name="T15"> - Python</text:span></text:p>
            <text:p text:style-name="P24">2006 — 2011</text:p>
            <text:p text:style-name="P26"><text:bookmark-start text:name="__DdeLink__100_653350893"/><text:span text:style-name="T19">In-depth study of foreign language (English</text:span><text:bookmark-end text:name="__DdeLink__100_653350893"/><text:span text:style-name="T19">)</text:span></text:p>
            <text:p text:style-name="P25"><text:bookmark text:name="__DdeLink__137_17287942731"/></text:p>
          </table:table-cell>
        </table:table-row>
        <table:table-row table:style-name="Table1.1">
          <table:table-cell table:style-name="Table1.A1" office:value-type="string">
            <text:p text:style-name="P12">Code samples</text:p>
          </table:table-cell>
          <table:table-cell table:style-name="Table1.A1" office:value-type="string">
            <text:p text:style-name="P7"><text:a xlink:type="simple" xlink:href="https://github.com/Telonor" text:style-name="Internet_20_link" text:visited-style-name="Visited_20_Internet_20_Link"><text:span text:style-name="Internet_20_link"><text:span text:style-name="T7">https://github.com/Telonor</text:span></text:span></text:a></text:p>
            <text:p text:style-name="P7"><text:a xlink:type="simple" xlink:href="http://codepen.io/Telonor/" text:style-name="Internet_20_link" text:visited-style-name="Visited_20_Internet_20_Link"><text:span text:style-name="Internet_20_link"><text:span text:style-name="T7">http://codepen.io/Telonor</text:span></text:span></text:a></text:p>
            <text:p text:style-name="P15"><text:span text:style-name="Internet_20_link"/></text:p>
          </table:table-cell>
        </table:table-row>
        <table:table-row table:style-name="Table1.1">
          <table:table-cell table:style-name="Table1.A1" office:value-type="string">
            <text:p text:style-name="P21">Language skills</text:p>
          </table:table-cell>
          <table:table-cell table:style-name="Table1.A1" office:value-type="string">
            <text:p text:style-name="P15">English: Intermediate; Ukrainian, Russian: native.</text:p>
            <text:p text:style-name="P15"/>
          </table:table-cell>
        </table:table-row>
        <text:soft-page-break/>
        <table:table-row table:style-name="Table1.7">
          <table:table-cell table:style-name="Table1.A1" office:value-type="string">
            <text:p text:style-name="P12">Additional Information</text:p>
            <text:p text:style-name="P10"/>
          </table:table-cell>
          <table:table-cell table:style-name="Table1.A1" office:value-type="string">
            <text:p text:style-name="P7"><text:span text:style-name="T10">I was born in programmer family, so from my childhood my hobby was PC gaming and IT at all. I like tourism, so i am prepared for business trips. I'm </text:span><text:bookmark-start text:name="__DdeLink__126_1782789541"/><text:span text:style-name="T10">hard-working</text:span><text:bookmark-end text:name="__DdeLink__126_1782789541"/><text:span text:style-name="T10"> person, so if it is necessary, I can work overtime.<text:line-break/> <text:line-break/>I’ve spent a lot of time in PC games, as I told, here is some of my accounts: </text:span><text:a xlink:type="simple" xlink:href="http://worldoftanks.ru/ru/community/accounts/98091-Telonor/" text:style-name="Internet_20_link" text:visited-style-name="Visited_20_Internet_20_Link"><text:span text:style-name="Internet_20_link"><text:span text:style-name="T10">World of Tanks</text:span></text:span></text:a><text:span text:style-name="T10">, </text:span><text:a xlink:type="simple" xlink:href="http://eu.battle.net/wow/en/character/вечная-песня/Телонор/simple" text:style-name="Internet_20_link" text:visited-style-name="Visited_20_Internet_20_Link"><text:span text:style-name="Internet_20_link"><text:span text:style-name="T10">World of Warcraft</text:span></text:span></text:a><text:span text:style-name="T10">, and I want to spend same amount of time for python coding working on interesting projects as part of ambitious team using up-to-date technologies.</text:span></text:p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1" svg:font-family="Cantarell" style:font-pitch="variable"/>
    <style:font-face style:name="Calibri" svg:font-family="Calibri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WenQuanYi Zen Hei Sharp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0pt" fo:language="ru" fo:country="RU" style:letter-kerning="true" style:font-name-asian="WenQuanYi Zen Hei Sharp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uk" fo:country="UA" style:font-name-asian="Calibri1" style:font-family-asian="Calibri" style:font-family-generic-asian="system" style:font-pitch-asian="variable" style:font-size-asian="11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Heading" style:default-outline-level="" style:class="text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402in" fo:margin-bottom="0.5402in" fo:margin-left="0.5799in" fo:margin-right="0.579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9:32:00</meta:creation-date>
    <meta:initial-creator>Pandora</meta:initial-creator>
    <dc:language>en-US</dc:language>
    <dc:date>2017-06-05T13:14:45.224693746</dc:date>
    <meta:editing-cycles>32</meta:editing-cycles>
    <meta:editing-duration>PT11H52M45S</meta:editing-duration>
    <meta:generator>LibreOffice/5.2.7.2$Linux_X86_64 LibreOffice_project/20$Build-2</meta:generator>
    <meta:document-statistic meta:table-count="1" meta:image-count="0" meta:object-count="0" meta:page-count="2" meta:paragraph-count="47" meta:word-count="233" meta:character-count="1702" meta:non-whitespace-character-count="1501"/>
    <meta:template xlink:type="simple" xlink:actuate="onRequest" xlink:title="Normal" xlink:href=""/>
  </office:meta>
</office:document-meta>
</file>